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7805" officeooo:paragraph-rsid="00037805"/>
    </style:style>
    <style:style style:name="P2" style:family="paragraph" style:parent-style-name="Standard">
      <style:text-properties officeooo:rsid="00037805" officeooo:paragraph-rsid="0004ceda"/>
    </style:style>
    <style:style style:name="P3" style:family="paragraph" style:parent-style-name="Standard">
      <style:text-properties fo:font-style="italic" officeooo:rsid="00037805" officeooo:paragraph-rsid="00037805" style:font-style-asian="italic" style:font-style-complex="italic"/>
    </style:style>
    <style:style style:name="P4" style:family="paragraph" style:parent-style-name="Standard">
      <style:text-properties officeooo:rsid="0006ad88" officeooo:paragraph-rsid="0006ad88"/>
    </style:style>
    <style:style style:name="P5" style:family="paragraph" style:parent-style-name="Standard">
      <style:text-properties officeooo:rsid="0006ebad" officeooo:paragraph-rsid="0006ebad"/>
    </style:style>
    <style:style style:name="T1" style:family="text">
      <style:text-properties officeooo:rsid="0006a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plan</text:p>
      <text:p text:style-name="P1"/>
      <text:h text:style-name="Heading_20_1" text:outline-level="1">Platform Choice</text:h>
      <text:p text:style-name="P3">Decide between native (iOS, Android) or cross-platform development based on features, target audience, user expectations, and development cost.</text:p>
      <text:p text:style-name="P1"/>
      <text:p text:style-name="P4">I want it to be a cross platform. I’ll try to use technologies that devlop simutanously on Android and iOS.</text:p>
      <text:h text:style-name="Heading_20_1" text:outline-level="1">Timeframe</text:h>
      <text:p text:style-name="P2">Estimate the development timeline. Building an app typically takes 3-9 months.</text:p>
      <text:p text:style-name="P2"/>
      <text:p text:style-name="P2">Estimating the development timeline for your app, **MathsRoyales**, depends on several factors, including the complexity of the features, the size of your development team, and your experience with the chosen technologies (Flutter, Firebase, etc.). Based on your requirements, here's a breakdown of the timeline:</text:p>
      <text:p text:style-name="P2"/>
      <text:h text:style-name="Heading_20_2" text:outline-level="2">Development Timeline: <text:span text:style-name="T1">8-9</text:span> Months</text:h>
      <text:p text:style-name="P2">This estimate assumes <text:span text:style-name="T1">you’re working alone.</text:span></text:p>
      <text:p text:style-name="P2"/>
      <text:h text:style-name="Heading_20_3" text:outline-level="3">Planning and Research (2-4 weeks)</text:h>
      <text:p text:style-name="P2">- Define the app's scope and prioritize features.</text:p>
      <text:p text:style-name="P2">- Research and finalize the content (definitions, theorems, demonstrations, exercises).</text:p>
      <text:p text:style-name="P2">- Decide on the structure of the spaced repetition system (e.g., algorithm like Anki or custom implementation).</text:p>
      <text:p text:style-name="P2">- Finalize the design (color scheme, layout, and UI/UX).</text:p>
      <text:p text:style-name="P2">- Set up project management tools (e.g., Trello, Jira).</text:p>
      <text:p text:style-name="P2"/>
      <text:h text:style-name="Heading_20_3" text:outline-level="3">Design (3-4 weeks)</text:h>
      <text:p text:style-name="P2">- Create wireframes and mockups for all screens.</text:p>
      <text:p text:style-name="P2">- Design the UI/UX with a modern and cute aesthetic, using the purple color scheme.</text:p>
      <text:p text:style-name="P2">- Prototype the app flow (e.g., using Figma or Adobe XD).</text:p>
      <text:p text:style-name="P2">- Get feedback from potential users (CPGE students) and iterate on the design.</text:p>
      <text:p text:style-name="P2"/>
      <text:h text:style-name="Heading_20_3" text:outline-level="3">Development (12-16 weeks)</text:h>
      <text:p text:style-name="P2">This is the most time-consuming phase. Here's a breakdown of the tasks:</text:p>
      <text:p text:style-name="P2"/>
      <text:p text:style-name="P2">- **Frontend (Flutter):**</text:p>
      <text:p text:style-name="P2"><text:s text:c="2"/>- Implement the UI/UX design.</text:p>
      <text:p text:style-name="P2"><text:s text:c="2"/>- Build the spaced repetition system.</text:p>
      <text:p text:style-name="P2"><text:s text:c="2"/>- Create screens for learning definitions, theorems, and demonstrations.</text:p>
      <text:p text:style-name="P2"><text:s text:c="2"/>- Add exercises with solutions (from past contests).</text:p>
      <text:p text:style-name="P2"><text:soft-page-break/><text:s text:c="2"/>- Implement gamification features (quests, progress bars, notifications).</text:p>
      <text:p text:style-name="P2"/>
      <text:p text:style-name="P2">- **Backend (Firebase):**</text:p>
      <text:p text:style-name="P2"><text:s text:c="2"/>- Set up Firebase Authentication for user accounts.</text:p>
      <text:p text:style-name="P2"><text:s text:c="2"/>- Use Firestore to store user progress, content (definitions, theorems, exercises), and gamification data.</text:p>
      <text:p text:style-name="P2"><text:s text:c="2"/>- Implement push notifications for reminders and motivation.</text:p>
      <text:p text:style-name="P2"/>
      <text:p text:style-name="P2">- **APIs:**</text:p>
      <text:p text:style-name="P2"><text:s text:c="2"/>- If you need external APIs (e.g., for additional content or analytics), research and integrate them.</text:p>
      <text:p text:style-name="P2"/>
      <text:p text:style-name="P2">- **Testing:**</text:p>
      <text:p text:style-name="P2"><text:s text:c="2"/>- Test the app on multiple devices and Android versions.</text:p>
      <text:p text:style-name="P2"><text:s text:c="2"/>- Fix bugs and optimize performance.</text:p>
      <text:p text:style-name="P2"/>
      <text:h text:style-name="Heading_20_3" text:outline-level="3">Monetization Integration (2-3 weeks)</text:h>
      <text:p text:style-name="P2">- Integrate a subscription system (e.g., using Firebase or a third-party service like RevenueCat).</text:p>
      <text:p text:style-name="P2">- Set up pricing tiers (10€/month or 100€/year).</text:p>
      <text:p text:style-name="P2">- Test payment flows and ensure compliance with Google Play policies.</text:p>
      <text:p text:style-name="P2"/>
      <text:h text:style-name="Heading_20_3" text:outline-level="3">Beta Testing and Feedback (3-4 weeks)</text:h>
      <text:p text:style-name="P2">- Release a beta version to a small group of CPGE students.</text:p>
      <text:p text:style-name="P2">- Collect feedback and make improvements.</text:p>
      <text:p text:style-name="P2">- Fix any remaining bugs or usability issues.</text:p>
      <text:p text:style-name="P2"/>
      <text:h text:style-name="Heading_20_3" text:outline-level="3">Launch and Marketing (2-3 weeks)</text:h>
      <text:p text:style-name="P2">- Prepare the app for launch (create a Google Play Store listing, screenshots, and promotional materials).</text:p>
      <text:p text:style-name="P2">- Market the app to your target audience (e.g., through social media, CPGE forums, or partnerships with prep schools).</text:p>
      <text:p text:style-name="P2">- Monitor user feedback and fix any post-launch issues.</text:p>
      <text:p text:style-name="P2"/>
      <text:h text:style-name="Heading_20_2" text:outline-level="2">Factors That Could Affect the Timeline</text:h>
      <text:p text:style-name="P2">1. **Team Size:** A larger team could reduce the timeline, but coordination might become more complex.</text:p>
      <text:p text:style-name="P2">2. **Content Preparation:** If the math content (definitions, theorems, exercises) is not ready, this could delay development.</text:p>
      <text:p text:style-name="P2">3. **Spaced Repetition Algorithm:** Building a custom algorithm might take longer than using an existing solution.</text:p>
      <text:p text:style-name="P2">4. **Testing and Feedback:** Extensive testing and iterations based on user feedback could extend the timeline.</text:p>
      <text:p text:style-name="P2"/>
      <text:h text:style-name="Heading_20_2" text:outline-level="2">Recommendations</text:h>
      <text:p text:style-name="P2">- Start with a **Minimum Viable Product (MVP)** that includes core features (spaced repetition, definitions, theorems, and basic gamification). You can add more features (e.g., social elements, advanced analytics) in future updates.</text:p>
      <text:p text:style-name="P2"><text:soft-page-break/>- Use pre-built libraries or tools for spaced repetition (e.g., Anki's algorithm) to save time.</text:p>
      <text:p text:style-name="P2">- Focus on user feedback early and often to ensure the app meets the needs of CPGE students.</text:p>
      <text:p text:style-name="P2"/>
      <text:h text:style-name="Heading_20_1" text:outline-level="1">Partnership</text:h>
      <text:p text:style-name="P5">None. I want to built it by myself as I do not have any budget for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3-23T10:05:48.557000000</dc:date>
    <meta:editing-duration>PT9M12S</meta:editing-duration>
    <meta:editing-cycles>4</meta:editing-cycles>
    <meta:generator>LibreOffice/7.4.3.2$Windows_X86_64 LibreOffice_project/1048a8393ae2eeec98dff31b5c133c5f1d08b890</meta:generator>
    <meta:document-statistic meta:table-count="0" meta:image-count="0" meta:object-count="0" meta:page-count="3" meta:paragraph-count="60" meta:word-count="612" meta:character-count="4042" meta:non-whitespace-character-count="3468"/>
  </office:meta>
</office:document-meta>
</file>